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9.47cm" table:align="left" style:writing-mode="lr-tb"/>
    </style:style>
    <style:style style:name="Tabela1.A" style:family="table-column">
      <style:table-column-properties style:column-width="2.154cm"/>
    </style:style>
    <style:style style:name="Tabela1.B" style:family="table-column">
      <style:table-column-properties style:column-width="7.317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Heading_20_1" style:master-page-name="Standard">
      <style:paragraph-properties fo:text-align="center" style:justify-single-word="false" style:page-number="1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Liberation Serif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Heading_20_2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Liberation Serif" fo:font-size="18pt" fo:font-weight="bold" officeooo:paragraph-rsid="0002e7db" style:font-size-asian="18pt" style:font-weight-asian="bold" style:font-size-complex="18pt" style:font-weight-complex="bold"/>
    </style:style>
    <style:style style:name="P5" style:family="paragraph" style:parent-style-name="Heading_20_3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Liberation Serif" fo:font-size="12pt" fo:font-weight="normal" officeooo:paragraph-rsid="0002e7db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fo:padding="0cm"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3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fo:padding="0cm"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fo:padding="0cm"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fo:padding="0cm" fo:border="none"/>
      <style:text-properties fo:font-size="20pt" fo:font-weight="bold" style:font-size-asian="20pt" style:font-weight-asian="bold" style:font-size-complex="20pt"/>
    </style:style>
    <style:style style:name="P11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fo:padding="0cm" fo:border="none"/>
      <style:text-properties fo:font-size="20pt" fo:font-weight="bold" style:font-size-asian="20pt" style:font-weight-asian="bold" style:font-size-complex="20pt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fo:padding="0cm"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14%" fo:text-align="start" style:justify-single-word="false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</style:style>
    <style:style style:name="P17" style:family="paragraph" style:parent-style-name="Horizontal_20_Line">
      <style:paragraph-properties fo:margin-top="0cm" fo:margin-bottom="0.282cm" style:contextual-spacing="false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fo:padding="0cm" fo:border="none"/>
      <style:text-properties fo:font-size="20pt" fo:font-weight="bold" style:font-size-asian="20pt" style:font-weight-asian="bold" style:font-size-complex="20pt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14%" fo:text-align="start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20" style:family="paragraph" style:parent-style-name="Preformatted_20_Text">
      <style:paragraph-properties fo:margin-top="0cm" fo:margin-bottom="0cm" style:contextual-spacing="false" fo:line-height="114%" fo:text-align="start" style:justify-single-word="false"/>
      <style:text-properties fo:font-size="20pt" fo:font-weight="bold" style:font-size-asian="20pt" style:font-weight-asian="bold" style:font-size-complex="20pt"/>
    </style:style>
    <style:style style:name="P21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fo:padding="0cm"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fo:padding="0cm" fo:border="none"/>
      <style:text-properties fo:font-size="20pt" fo:font-weight="bold" style:font-size-asian="20pt" style:font-weight-asian="bold" style:font-size-complex="20pt"/>
    </style:style>
    <style:style style:name="P23" style:family="paragraph" style:parent-style-name="normal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cf9a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07f5a8"/>
    </style:style>
    <style:style style:name="T5" style:family="text">
      <style:text-properties style:font-name="Liberation Serif" fo:font-size="12pt" style:font-size-asian="12pt" style:font-size-complex="12pt" style:font-weight-complex="bold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normal" officeooo:rsid="0009cf9a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officeooo:rsid="0004482e" style:font-size-asian="12pt" style:font-size-complex="12pt" style:font-weight-complex="bold"/>
    </style:style>
    <style:style style:name="T10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Gestão de Vendas e Estoque</text:p>
      <text:p text:style-name="P2">Este documento descreve as funcionalidades, a arquitetura de dados e a estrutura organizacional do sistema de gestão desenvolvido em Java.</text:p>
      <text:p text:style-name="P3">1. Visão Geral do Projeto</text:p>
      <text:p text:style-name="P2">O sistema tem como objetivo gerenciar o fluxo básico de um comércio, permitindo o controle de inventário, cadastro de clientes e a realização de vendas com persistência de dados local.</text:p>
      <text:p text:style-name="P4">2. Funcionalidades Principais</text:p>
      <text:p text:style-name="P5"><text:s/><text:span text:style-name="T1">Gestão de Produtos e Estoque</text:span></text:p>
      <text:list text:style-name="L1">
        <text:list-item>
          <text:p text:style-name="P6"><text:span text:style-name="T1">Cadastro e Listagem</text:span>: Registro de produtos com ID único, nome, preço, <text:span text:style-name="T2">tipo</text:span> e quantidade.</text:p>
        </text:list-item>
        <text:list-item>
          <text:p text:style-name="P6"><text:span text:style-name="T1">Controle de Movimentação</text:span>: Entrada e saída de itens para atualização do saldo em estoque.</text:p>
        </text:list-item>
        <text:list-item>
          <text:p text:style-name="P6"><text:span text:style-name="T1">Alerta de Estoque Baixo</text:span>: Filtro inteligente que identifica produtos abaixo de um nível crítico para reposição.</text:p>
        </text:list-item>
      </text:list>
      <text:p text:style-name="P7"><text:s/><text:span text:style-name="T1">Gestão de Clientes</text:span></text:p>
      <text:list text:style-name="L2">
        <text:list-item>
          <text:p text:style-name="P8"><text:span text:style-name="T3">Cadastro de Consumidores</text:span>: Registro de base para associar vendas a perfis específicos (ID, Nome, Email).</text:p>
        </text:list-item>
      </text:list>
      <text:p text:style-name="P7"><text:s text:c="2"/><text:span text:style-name="T1">Fluxo de Vendas</text:span></text:p>
      <text:list text:style-name="L3">
        <text:list-item>
          <text:p text:style-name="P9"><text:span text:style-name="T1">Registro de Vendas</text:span>: <text:span text:style-name="T4">Histórico de vendas salvo e acessível.</text:span></text:p>
        </text:list-item>
        <text:list-item>
          <text:p text:style-name="P9"><text:span text:style-name="T1">Cálculo Automático</text:span>: O sistema processa o valor total com base nos preços unitários e quantidades.</text:p>
        </text:list-item>
        <text:list-item>
          <text:p text:style-name="P10"><text:span text:style-name="T5">Validação de Estoque</text:span><text:span text:style-name="T6">: Impede a venda caso a quantidade solicitada seja maior que a disponível (lança </text:span><text:span text:style-name="Source_20_Text"><text:span text:style-name="T6">EstoqueInsuficienteException</text:span></text:span><text:span text:style-name="T6">).</text:span></text:p>
        </text:list-item>
      </text:list>
      <text:p text:style-name="P7"><text:s text:c="2"/><text:span text:style-name="T1">Persistência e Relatórios</text:span></text:p>
      <text:list text:style-name="L4">
        <text:list-item>
          <text:p text:style-name="P11"><text:span text:style-name="T5">Exportação de Dados</text:span><text:span text:style-name="T6">: Suporte para salvar e ler informações em formatos estruturados (</text:span><text:span text:style-name="Source_20_Text"><text:span text:style-name="T6">.json</text:span></text:span><text:span text:style-name="T6">).</text:span></text:p>
        </text:list-item>
        <text:list-item>
          <text:p text:style-name="P12"><text:span text:style-name="T1">Relatórios Simples</text:span>: Visualização rápida de movimentações e estado atual do estoque.</text:p>
        </text:list-item>
      </text:list>
      <text:p text:style-name="P13"><text:soft-page-break/>3. Arquitetura de Dados (Entidades)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4"><text:span text:style-name="Strong_20_Emphasis"><text:span text:style-name="T7">Entidade</text:span></text:span></text:p>
            </table:table-cell>
            <table:table-cell table:style-name="Tabela1.A1" office:value-type="string">
              <text:p text:style-name="P14"><text:span text:style-name="Strong_20_Emphasis"><text:span text:style-name="T7">Atributos Principais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15">Produto</text:p>
          </table:table-cell>
          <table:table-cell table:style-name="Tabela1.A1" office:value-type="string">
            <text:p text:style-name="P16"><text:span text:style-name="Source_20_Text"><text:span text:style-name="T6">id</text:span></text:span><text:span text:style-name="T6">, </text:span><text:span text:style-name="Source_20_Text"><text:span text:style-name="T6">nome</text:span></text:span><text:span text:style-name="T6">, </text:span><text:span text:style-name="Source_20_Text"><text:span text:style-name="T6">preco</text:span></text:span><text:span text:style-name="T6">, </text:span><text:span text:style-name="Source_20_Text"><text:span text:style-name="T6">quantidadeEstoque, </text:span></text:span><text:span text:style-name="Source_20_Text"><text:span text:style-name="T8">tipo</text:span></text:span></text:p>
          </table:table-cell>
        </table:table-row>
        <table:table-row>
          <table:table-cell table:style-name="Tabela1.A1" office:value-type="string">
            <text:p text:style-name="P15">Cliente</text:p>
          </table:table-cell>
          <table:table-cell table:style-name="Tabela1.A1" office:value-type="string">
            <text:p text:style-name="P16"><text:span text:style-name="Source_20_Text"><text:span text:style-name="T6">id</text:span></text:span><text:span text:style-name="T6">, </text:span><text:span text:style-name="Source_20_Text"><text:span text:style-name="T6">nome</text:span></text:span><text:span text:style-name="T6">, </text:span><text:span text:style-name="Source_20_Text"><text:span text:style-name="T6">email</text:span></text:span></text:p>
          </table:table-cell>
        </table:table-row>
        <table:table-row>
          <table:table-cell table:style-name="Tabela1.A1" office:value-type="string">
            <text:p text:style-name="P15">Venda</text:p>
          </table:table-cell>
          <table:table-cell table:style-name="Tabela1.A1" office:value-type="string">
            <text:p text:style-name="P16"><text:span text:style-name="Source_20_Text"><text:span text:style-name="T8">id, id_</text:span></text:span><text:span text:style-name="Source_20_Text"><text:span text:style-name="T6">cliente</text:span></text:span><text:span text:style-name="T6">, </text:span><text:span text:style-name="Source_20_Text"><text:span text:style-name="T6">listaItens</text:span></text:span><text:span text:style-name="T6">, </text:span><text:span text:style-name="Source_20_Text"><text:span text:style-name="T6">valorTotal</text:span></text:span><text:span text:style-name="T6">, </text:span><text:span text:style-name="Source_20_Text"><text:span text:style-name="T6">data</text:span></text:span></text:p>
          </table:table-cell>
        </table:table-row>
      </table:table>
      <text:p text:style-name="P17"/>
      <text:p text:style-name="P13">4. Estrutura do Projeto</text:p>
      <text:p text:style-name="P2">O projeto utiliza o padrão de camadas para facilitar a manutenção:</text:p>
      <text:list text:style-name="L5">
        <text:list-item>
          <text:p text:style-name="P18"><text:span text:style-name="Source_20_Text"><text:span text:style-name="T5">model</text:span></text:span><text:span text:style-name="T6">: Classes POJO que representam o domínio do negócio.</text:span></text:p>
        </text:list-item>
        <text:list-item>
          <text:p text:style-name="P18"><text:span text:style-name="Source_20_Text"><text:span text:style-name="T9">r</text:span></text:span><text:span text:style-name="Source_20_Text"><text:span text:style-name="T5">epository</text:span></text:span><text:span text:style-name="Source_20_Text"><text:span text:style-name="T6">:</text:span></text:span><text:span text:style-name="T6"> Responsável pela manipulação direta dos dados.</text:span></text:p>
        </text:list-item>
        <text:list-item>
          <text:p text:style-name="P18"><text:span text:style-name="Source_20_Text"><text:span text:style-name="T5">service</text:span></text:span><text:span text:style-name="T6">: Contém as regras de negócio (ex: cálculo de total, validação de estoque).</text:span></text:p>
        </text:list-item>
        <text:list-item>
          <text:p text:style-name="P18"><text:span text:style-name="Source_20_Text"><text:span text:style-name="T5">util</text:span></text:span><text:span text:style-name="T6">: Classes auxiliares para formatação de entrada e manipulação de arquivos.</text:span></text:p>
        </text:list-item>
        <text:list-item>
          <text:p text:style-name="P18"><text:span text:style-name="Source_20_Text"><text:span text:style-name="T5">exception</text:span></text:span><text:span text:style-name="T6">: Tratamento de erros customizados para o fluxo do sistema.</text:span></text:p>
        </text:list-item>
      </text:list>
      <text:p text:style-name="P17"/>
      <text:p text:style-name="P13">5. Interface do Usuário (Menu Terminal)</text:p>
      <text:p text:style-name="P2">O acesso às funcionalidades ocorre via menu interativo:</text:p>
      <text:p text:style-name="P19"><text:span text:style-name="Source_20_Text"><text:span text:style-name="T10">1</text:span></text:span><text:span text:style-name="Source_20_Text"><text:span text:style-name="T6"> - Cadastrar produto</text:span></text:span></text:p>
      <text:p text:style-name="P20"><text:span text:style-name="Source_20_Text"><text:span text:style-name="T10">2</text:span></text:span><text:span text:style-name="Source_20_Text"><text:span text:style-name="T6"> - Listar produtos</text:span></text:span></text:p>
      <text:p text:style-name="P20"><text:span text:style-name="Source_20_Text"><text:span text:style-name="T10">3</text:span></text:span><text:span text:style-name="Source_20_Text"><text:span text:style-name="T6"> - Atualizar estoque (Entrada/Saída)</text:span></text:span></text:p>
      <text:p text:style-name="P20"><text:span text:style-name="Source_20_Text"><text:span text:style-name="T10">4</text:span></text:span><text:span text:style-name="Source_20_Text"><text:span text:style-name="T6"> - Cadastrar cliente</text:span></text:span></text:p>
      <text:p text:style-name="P20"><text:span text:style-name="Source_20_Text"><text:span text:style-name="T10">5</text:span></text:span><text:span text:style-name="Source_20_Text"><text:span text:style-name="T6"> - Realizar venda</text:span></text:span></text:p>
      <text:p text:style-name="P20"><text:span text:style-name="Source_20_Text"><text:span text:style-name="T10">6</text:span></text:span><text:span text:style-name="Source_20_Text"><text:span text:style-name="T6"> - Listar vendas</text:span></text:span></text:p>
      <text:p text:style-name="P20"><text:span text:style-name="Source_20_Text"><text:span text:style-name="T10">7</text:span></text:span><text:span text:style-name="Source_20_Text"><text:span text:style-name="T6"> - Relatório de estoque baixo</text:span></text:span></text:p>
      <text:p text:style-name="P20"><text:span text:style-name="Source_20_Text"><text:span text:style-name="T10">0</text:span></text:span><text:span text:style-name="Source_20_Text"><text:span text:style-name="T6"> - Sair</text:span></text:span></text:p>
      <text:p text:style-name="P17"/>
      <text:p text:style-name="P13">6. Diferenciais Técnicos</text:p>
      <text:list text:style-name="L6">
        <text:list-item>
          <text:p text:style-name="P21">Tratamento de Exceções: O sistema não "quebra"; ele avisa ao usuário se um produto não for encontrado ou se o estoque acabar.</text:p>
        </text:list-item>
        <text:list-item>
          <text:p text:style-name="P22"><text:span text:style-name="T6">Modularidade: A separação em </text:span><text:span text:style-name="Source_20_Text"><text:span text:style-name="T6">Service</text:span></text:span><text:span text:style-name="T6"> e </text:span><text:span text:style-name="Source_20_Text"><text:span text:style-name="T6">Repository</text:span></text:span><text:span text:style-name="T6"> permite que, no futuro, você troque os arquivos </text:span><text:span text:style-name="Source_20_Text"><text:span text:style-name="T6">.txt</text:span></text:span><text:span text:style-name="T6"> por um Banco de Dados SQL sem precisar mexer na regra de negócio.</text:span></text:p>
        </text:list-item>
      </text:list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2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2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3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3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3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3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4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4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5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5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5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5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5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6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6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6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1T16:27:58.038959725</dc:date>
    <meta:editing-duration>PT40M57S</meta:editing-duration>
    <meta:editing-cycles>7</meta:editing-cycles>
    <meta:generator>LibreOffice/25.2.2.2$Linux_X86_64 LibreOffice_project/520$Build-2</meta:generator>
    <meta:document-statistic meta:table-count="1" meta:image-count="0" meta:object-count="0" meta:page-count="2" meta:paragraph-count="47" meta:word-count="410" meta:character-count="2565" meta:non-whitespace-character-count="2212"/>
  </office:meta>
</office:document-meta>
</file>